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Gandhi Sans" svg:font-family="'Gandhi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bd9f7" officeooo:paragraph-rsid="000bd9f7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c8f7d" officeooo:paragraph-rsid="000c8f7d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0bd9f7" officeooo:paragraph-rsid="000bd9f7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none" officeooo:rsid="000bd9f7" officeooo:paragraph-rsid="000bd9f7"/>
    </style:style>
    <style:style style:name="P5" style:family="paragraph" style:parent-style-name="Standard" style:list-style-name="L2">
      <style:paragraph-properties fo:text-align="start" style:justify-single-word="false"/>
      <style:text-properties style:text-underline-style="none" officeooo:rsid="000bd9f7" officeooo:paragraph-rsid="000bd9f7"/>
    </style:style>
    <style:style style:name="P6" style:family="paragraph" style:parent-style-name="Standard" style:list-style-name="L3">
      <style:paragraph-properties fo:text-align="start" style:justify-single-word="false"/>
      <style:text-properties style:text-underline-style="none" officeooo:rsid="000bd9f7" officeooo:paragraph-rsid="000bd9f7"/>
    </style:style>
    <style:style style:name="P7" style:family="paragraph" style:parent-style-name="Standard" style:list-style-name="L4">
      <style:paragraph-properties fo:text-align="start" style:justify-single-word="false"/>
      <style:text-properties style:text-underline-style="none" officeooo:rsid="000c8f7d" officeooo:paragraph-rsid="000c8f7d"/>
    </style:style>
    <style:style style:name="P8" style:family="paragraph" style:parent-style-name="Standard" style:list-style-name="L4">
      <style:paragraph-properties fo:text-align="start" style:justify-single-word="false"/>
      <style:text-properties style:text-underline-style="none" officeooo:rsid="000d74a9" officeooo:paragraph-rsid="000d74a9"/>
    </style:style>
    <style:style style:name="P9" style:family="paragraph" style:parent-style-name="Standard" style:list-style-name="L4">
      <style:paragraph-properties fo:text-align="start" style:justify-single-word="false"/>
      <style:text-properties fo:font-size="11pt" style:text-underline-style="none" officeooo:rsid="000d74a9" officeooo:paragraph-rsid="000d74a9"/>
    </style:style>
    <style:style style:name="P10" style:family="paragraph" style:parent-style-name="Standard" style:list-style-name="L4">
      <style:paragraph-properties fo:text-align="start" style:justify-single-word="false"/>
      <style:text-properties fo:font-size="11pt" style:text-underline-style="none" officeooo:rsid="000df300" officeooo:paragraph-rsid="000df300"/>
    </style:style>
    <style:style style:name="P11" style:family="paragraph" style:parent-style-name="Standard" style:list-style-name="L4">
      <style:paragraph-properties fo:text-align="start" style:justify-single-word="false"/>
      <style:text-properties fo:font-size="11pt" style:text-underline-style="none" officeooo:rsid="000fb9a6" officeooo:paragraph-rsid="000fb9a6"/>
    </style:style>
    <style:style style:name="P12" style:family="paragraph" style:parent-style-name="Standard" style:list-style-name="L4">
      <style:paragraph-properties fo:text-align="start" style:justify-single-word="false"/>
      <style:text-properties fo:font-size="11pt" style:text-underline-style="none" officeooo:rsid="001009ff" officeooo:paragraph-rsid="001009ff"/>
    </style:style>
    <style:style style:name="T1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itish Taxation</text:p>
      <text:list xml:id="list5641212507361504078" text:style-name="L1">
        <text:list-item>
          <text:p text:style-name="P4">Taxes were constantly changing</text:p>
        </text:list-item>
        <text:list-item>
          <text:p text:style-name="P4">Big 3 Taxes:</text:p>
          <text:list>
            <text:list-item>
              <text:p text:style-name="P4">Stamp Act → direct tax (basically a fundraiser)</text:p>
              <text:list>
                <text:list-item>
                  <text:p text:style-name="P4">Hit merchants and laywers hard</text:p>
                </text:list-item>
              </text:list>
            </text:list-item>
            <text:list-item>
              <text:p text:style-name="P4">Townshend Acts → indirect tax(a tariff)</text:p>
              <text:list>
                <text:list-item>
                  <text:p text:style-name="P4">Taxed imported luxury items </text:p>
                </text:list-item>
              </text:list>
            </text:list-item>
            <text:list-item>
              <text:p text:style-name="P4">Tea Tax → a monopoly tax</text:p>
              <text:list>
                <text:list-item>
                  <text:p text:style-name="P4">Lowered price of tea, but put a tax on it because of Beico's monopoly</text:p>
                </text:list-item>
              </text:list>
            </text:list-item>
          </text:list>
        </text:list-item>
      </text:list>
      <text:p text:style-name="P3">The fact that there were three acts shows:</text:p>
      <text:list xml:id="list5305828599065914533" text:style-name="L2">
        <text:list-item>
          <text:p text:style-name="P5">The British were trying to reassert control</text:p>
        </text:list-item>
        <text:list-item>
          <text:p text:style-name="P5">Compromise</text:p>
        </text:list-item>
      </text:list>
      <text:p text:style-name="P3"/>
      <text:p text:style-name="P1">Resistance</text:p>
      <text:list xml:id="list1049900608386891931" text:style-name="L3">
        <text:list-item>
          <text:p text:style-name="P6">Some resistance was violent, by militias and such</text:p>
        </text:list-item>
        <text:list-item>
          <text:p text:style-name="P6">Boycotts</text:p>
        </text:list-item>
        <text:list-item>
          <text:p text:style-name="P6">Communication</text:p>
        </text:list-item>
      </text:list>
      <text:p text:style-name="P3"/>
      <text:p text:style-name="P3"/>
      <text:p text:style-name="P2">Boston Massacre<text:span text:style-name="T1"> - <text:s/>March 5, 1770</text:span></text:p>
      <text:list xml:id="list1713906653695965250" text:style-name="L4">
        <text:list-item>
          <text:p text:style-name="P7">Redcoats were there to enforce the Townshend Act</text:p>
          <text:list>
            <text:list-item>
              <text:p text:style-name="P8">Young &amp; brash</text:p>
            </text:list-item>
            <text:list-item>
              <text:p text:style-name="P9">Competition over jobs</text:p>
            </text:list-item>
          </text:list>
        </text:list-item>
        <text:list-item>
          <text:p text:style-name="P9">In the picture:</text:p>
          <text:list>
            <text:list-item>
              <text:p text:style-name="P9">The British are firing at unarmed Americans</text:p>
            </text:list-item>
            <text:list-item>
              <text:p text:style-name="P10">Organized attack</text:p>
            </text:list-item>
            <text:list-item>
              <text:p text:style-name="P10">Commanded to fire at an unarmed crowd</text:p>
            </text:list-item>
            <text:list-item>
              <text:p text:style-name="P11">Soldiers are portrayed as happy</text:p>
            </text:list-item>
            <text:list-item>
              <text:p text:style-name="P11">Butcher's Hall is in the picture, which doesn't actually exist</text:p>
            </text:list-item>
          </text:list>
        </text:list-item>
        <text:list-item>
          <text:p text:style-name="P12">The soldiers were tried for murder in a local court</text:p>
          <text:list>
            <text:list-item>
              <text:p text:style-name="P12">Most are found innocent, two were found guilty of manslaughter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Gandhi Sans" svg:font-family="'Gandhi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andhi Sans" fo:font-size="11pt" fo:language="en" fo:country="US" style:letter-kerning="true" style:font-name-asian="Source Han Sans Regular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Gandhi Sans" fo:font-size="11pt" fo:language="en" fo:country="US" style:letter-kerning="true" style:font-name-asian="Source Han Sans Regular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ource Han Sans Regular" style:font-family-asian="'Source Han Sans Regular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0:46:55.834340541</meta:creation-date>
    <dc:date>2014-09-15T12:08:20.390246740</dc:date>
    <meta:editing-duration>PT1H20M31S</meta:editing-duration>
    <meta:editing-cycles>6</meta:editing-cycles>
    <meta:generator>LibreOffice/4.3.1.2$Linux_X86_64 LibreOffice_project/430m0$Build-2</meta:generator>
    <meta:document-statistic meta:table-count="0" meta:image-count="0" meta:object-count="0" meta:page-count="1" meta:paragraph-count="28" meta:word-count="177" meta:character-count="925" meta:non-whitespace-character-count="798"/>
  </office:meta>
</office:document-meta>
</file>